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3cm" svg:height="1.2cm" svg:x="7.4cm" svg:y="3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8cm" svg:y1="5.1cm" svg:x2="8cm" svg:y2="6.1cm">
          <text:p/>
        </draw:line>
        <draw:line draw:style-name="gr2" draw:text-style-name="P1" draw:layer="layout" svg:x1="8cm" svg:y1="6.1cm" svg:x2="7.2cm" svg:y2="6.9cm">
          <text:p/>
        </draw:line>
        <draw:line draw:style-name="gr2" draw:text-style-name="P1" draw:layer="layout" svg:x1="8cm" svg:y1="6.114cm" svg:x2="8.814cm" svg:y2="6.9cm">
          <text:p/>
        </draw:line>
        <draw:line draw:style-name="gr2" draw:text-style-name="P1" draw:layer="layout" svg:x1="7.3cm" svg:y1="5.6cm" svg:x2="8.9cm" svg:y2="5.6cm">
          <text:p/>
        </draw:line>
        <draw:custom-shape draw:style-name="gr3" draw:text-style-name="P2" draw:layer="layout" svg:width="2.7cm" svg:height="0.7cm" svg:x="6.7cm" svg:y="7.2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8cm" svg:y1="5.6cm" svg:x2="13.3cm" svg:y2="4.5cm">
          <text:p/>
        </draw:line>
        <draw:custom-shape draw:style-name="gr3" draw:text-style-name="P2" draw:layer="layout" svg:width="7.5cm" svg:height="1.4cm" svg:x="13.6cm" svg:y="3.7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cm" svg:y1="6cm" svg:x2="13.4cm" svg:y2="6cm">
          <text:p/>
        </draw:line>
        <draw:custom-shape draw:style-name="gr3" draw:text-style-name="P2" draw:layer="layout" svg:width="7.5cm" svg:height="1.4cm" svg:x="13.6cm" svg:y="5.3cm">
          <text:p text:style-name="P1"><text:span text:style-name="T1">Gestione 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8cm" svg:y1="6.5cm" svg:x2="13.3cm" svg:y2="7.7cm">
          <text:p/>
        </draw:line>
        <draw:custom-shape draw:style-name="gr3" draw:text-style-name="P2" draw:layer="layout" svg:width="7.5cm" svg:height="1.4cm" svg:x="13.6cm" svg:y="7.2cm">
          <text:p text:style-name="P1"><text:span text:style-name="T1">Sovrintendenza operato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30T16:58:59.822636291</meta:creation-date>
    <dc:date>2015-06-17T11:56:32.288000000</dc:date>
    <meta:editing-duration>PT3M57S</meta:editing-duration>
    <meta:editing-cycles>4</meta:editing-cycles>
    <meta:generator>LibreOffice/4.2.2.1$Windows_x86 LibreOffice_project/3be8cda0bddd8e430d8cda1ebfd581265cca5a0f</meta:generator>
    <meta:document-statistic meta:object-count="12"/>
  </office:meta>
</office:document-meta>
</file>